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c03" officeooo:paragraph-rsid="00125c03"/>
    </style:style>
    <style:style style:name="P2" style:family="paragraph" style:parent-style-name="Standard">
      <style:text-properties officeooo:rsid="00125c03" officeooo:paragraph-rsid="0009dec2"/>
    </style:style>
    <style:style style:name="P3" style:family="paragraph" style:parent-style-name="Standard">
      <style:text-properties officeooo:rsid="00390caa" officeooo:paragraph-rsid="00390caa"/>
    </style:style>
    <style:style style:name="P4" style:family="paragraph" style:parent-style-name="Standard">
      <style:text-properties officeooo:rsid="00078a1b" officeooo:paragraph-rsid="00078a1b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a1b" officeooo:paragraph-rsid="00078a1b"/>
    </style:style>
    <style:style style:name="P7" style:family="paragraph" style:parent-style-name="Standard">
      <style:text-properties officeooo:rsid="00078a1b" officeooo:paragraph-rsid="00078a1b"/>
    </style:style>
    <style:style style:name="P8" style:family="paragraph" style:parent-style-name="Standard">
      <style:text-properties officeooo:rsid="00078a1b" officeooo:paragraph-rsid="00135997"/>
    </style:style>
    <style:style style:name="T1" style:family="text">
      <style:text-properties officeooo:rsid="00071556"/>
    </style:style>
    <style:style style:name="T2" style:family="text">
      <style:text-properties officeooo:rsid="000ea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S SAMEEM</text:p>
      <text:p text:style-name="P3">ROLL NO: 57</text:p>
      <text:p text:style-name="P3">CLASS: S5R</text:p>
      <text:p text:style-name="P3">EXPERIMENT NO: <text:span text:style-name="T2">10</text:span></text:p>
      <text:p text:style-name="P3">DATE: <text:span text:style-name="T1">07</text:span>/<text:span text:style-name="T1">01</text:span>/202<text:span text:style-name="T1">2</text:span></text:p>
      <text:p text:style-name="P3"/>
      <text:p text:style-name="P5">CREATION OF <text:span text:style-name="T2">CONSUMER </text:span>TABLE</text:p>
      <text:p text:style-name="P1"/>
      <text:p text:style-name="P2">create table <text:span text:style-name="T2">consumer</text:span>(<text:span text:style-name="T2">cons</text:span>no number(<text:span text:style-name="T2">5</text:span>) primary key,name varchar(10) not null,<text:span text:style-name="T2">preread</text:span> <text:span text:style-name="T2">float</text:span> not null,<text:span text:style-name="T2">pastread</text:span> <text:span text:style-name="T2">float</text:span> not null);</text:p>
      <text:p text:style-name="P1"/>
      <text:p text:style-name="P6">PL/SQL CODE</text:p>
      <text:p text:style-name="P4"/>
      <text:p text:style-name="P4">set serveroutput on</text:p>
      <text:p text:style-name="P4">accept x char prompt 'Input the consumer number: '</text:p>
      <text:p text:style-name="P4">DECLARE</text:p>
      <text:p text:style-name="P4"><text:tab/>CURSOR cur IS SELECT * FROM CONSUMER;</text:p>
      <text:p text:style-name="P4"><text:tab/>unit float;</text:p>
      <text:p text:style-name="P4"><text:tab/>unitc float;</text:p>
      <text:p text:style-name="P4"><text:tab/>bill float;</text:p>
      <text:p text:style-name="P4"><text:tab/>choice int;</text:p>
      <text:p text:style-name="P4">BEGIN</text:p>
      <text:p text:style-name="P4"><text:tab/>choice:=&amp;x;</text:p>
      <text:p text:style-name="P4"><text:tab/>FOR i IN cur LOOP</text:p>
      <text:p text:style-name="P4"><text:tab/><text:tab/>if i.consno = choice then</text:p>
      <text:p text:style-name="P4"><text:tab/><text:tab/><text:tab/>bill:=0;</text:p>
      <text:p text:style-name="P4"><text:tab/><text:tab/><text:tab/>unit:=i.preread-i.pastread;</text:p>
      <text:p text:style-name="P4"><text:tab/><text:tab/><text:tab/>unitc:=unit;</text:p>
      <text:p text:style-name="P4"><text:tab/><text:tab/><text:tab/></text:p>
      <text:p text:style-name="P4"><text:tab/><text:tab/><text:tab/>if (unit&gt;500) then</text:p>
      <text:p text:style-name="P4"><text:tab/><text:tab/><text:tab/><text:tab/>bill:=bill+100*5+200*7.5+200*15;</text:p>
      <text:p text:style-name="P4"><text:tab/><text:tab/><text:tab/><text:tab/>unit:=unit-500;</text:p>
      <text:p text:style-name="P4"><text:tab/><text:tab/><text:tab/><text:tab/>bill:=bill+unit*22.5;</text:p>
      <text:p text:style-name="P4"><text:tab/><text:tab/><text:tab/>elsif(unit&gt;300) then</text:p>
      <text:p text:style-name="P4"><text:tab/><text:tab/><text:tab/><text:tab/>bill:=bill+100*5+200*7.5;</text:p>
      <text:p text:style-name="P4"><text:tab/><text:tab/><text:tab/><text:tab/>unit:=unit-300;</text:p>
      <text:p text:style-name="P4"><text:tab/><text:tab/><text:tab/><text:tab/>bill:=bill+unit*15;</text:p>
      <text:p text:style-name="P4"><text:tab/><text:tab/><text:tab/>elsif(unit&gt;100) then</text:p>
      <text:p text:style-name="P4"><text:tab/><text:tab/><text:tab/><text:tab/>bill:=bill+100*5;</text:p>
      <text:p text:style-name="P4"><text:tab/><text:tab/><text:tab/><text:tab/>unit:=unit-100;</text:p>
      <text:p text:style-name="P4"><text:tab/><text:tab/><text:tab/><text:tab/>bill:=bill+unit*7.5;</text:p>
      <text:p text:style-name="P4"><text:tab/><text:tab/><text:tab/>else</text:p>
      <text:p text:style-name="P4"><text:tab/><text:tab/><text:tab/><text:tab/>bill:=unit*5;</text:p>
      <text:p text:style-name="P4"><text:tab/><text:tab/><text:tab/>END IF;</text:p>
      <text:p text:style-name="P4"><text:tab/><text:tab/><text:tab/>dbms_output.put_line('Consumer no: '||i.consno);</text:p>
      <text:p text:style-name="P4"><text:tab/><text:tab/><text:tab/>dbms_output.put_line('Consumer name: '||i.name);</text:p>
      <text:p text:style-name="P4"><text:tab/><text:tab/><text:tab/>dbms_output.put_line('Units consumed '||unitc);</text:p>
      <text:p text:style-name="P4"><text:tab/><text:tab/><text:tab/>dbms_output.put_line('Bill: Rs. '||bill);</text:p>
      <text:p text:style-name="P4"><text:tab/><text:tab/>END IF;</text:p>
      <text:p text:style-name="P4"><text:tab/>END LOOP;</text:p>
      <text:p text:style-name="P4">END;</text:p>
      <text:p text:style-name="P4">/</text:p>
      <text:p text:style-name="P4"><text:soft-page-break/></text:p>
      <text:p text:style-name="P6">OUTPUT</text:p>
      <text:p text:style-name="P4"/>
      <text:p text:style-name="P4">SQL&gt; select * from consumer;</text:p>
      <text:p text:style-name="P4"/>
      <text:p text:style-name="P4">CONSNO <text:tab/>NAME <text:tab/>PREREAD <text:s text:c="2"/><text:tab/>PASTREAD</text:p>
      <text:p text:style-name="P4">---------- <text:tab/>---------- <text:tab/>---------- <text:tab/>----------</text:p>
      <text:p text:style-name="P4">1234 <text:tab/><text:tab/>John <text:tab/> <text:s/><text:tab/>1985.5 <text:s text:c="4"/><text:tab/>1025.8</text:p>
      <text:p text:style-name="P4">2341 <text:tab/><text:tab/>Joel <text:tab/> <text:s text:c="2"/><text:tab/>525.5 <text:s text:c="5"/><text:tab/>498.5</text:p>
      <text:p text:style-name="P4">3412 <text:tab/><text:tab/>George<text:tab/> <text:s text:c="4"/><text:tab/>875<text:tab/><text:tab/>575</text:p>
      <text:p text:style-name="P4">4123 <text:tab/><text:tab/>James<text:tab/> <text:s text:c="3"/><text:tab/>1254<text:tab/><text:tab/>854</text:p>
      <text:p text:style-name="P8">5272 <text:tab/><text:tab/>Xax<text:tab/><text:tab/>1750.5 <text:s text:c="4"/><text:tab/>1400.5</text:p>
      <text:p text:style-name="P8">5474 <text:tab/><text:tab/>Sas<text:tab/><text:tab/>2000 <text:s text:c="6"/><text:tab/>1400</text:p>
      <text:p text:style-name="P4"/>
      <text:p text:style-name="P4">6 rows selected.</text:p>
      <text:p text:style-name="P4"/>
      <text:p text:style-name="P4">SQL&gt; @/home/c126/Documents/Sameem/PLSQL/Pg6.sql</text:p>
      <text:p text:style-name="P4">Input the consumer number: 2341</text:p>
      <text:p text:style-name="P4">old <text:s text:c="2"/>8: <text:tab/>choice:=&amp;x;</text:p>
      <text:p text:style-name="P4">new <text:s text:c="2"/>8: <text:tab/>choice:=2341;</text:p>
      <text:p text:style-name="P4">Consumer no: 2341</text:p>
      <text:p text:style-name="P4">Consumer name: Joel</text:p>
      <text:p text:style-name="P4">Units consumed 27</text:p>
      <text:p text:style-name="P4">Bill: Rs. 135</text:p>
      <text:p text:style-name="P4"/>
      <text:p text:style-name="P4">PL/SQL procedure successfully completed.</text:p>
      <text:p text:style-name="P4"/>
      <text:p text:style-name="P4">SQL&gt; @/home/c126/Documents/Sameem/PLSQL/Pg6.sql</text:p>
      <text:p text:style-name="P4">Input the consumer number: 3412</text:p>
      <text:p text:style-name="P4">old <text:s text:c="2"/>8: <text:tab/>choice:=&amp;x;</text:p>
      <text:p text:style-name="P4">new <text:s text:c="2"/>8: <text:tab/>choice:=3412;</text:p>
      <text:p text:style-name="P4">Consumer no: 3412</text:p>
      <text:p text:style-name="P4">Consumer name: George</text:p>
      <text:p text:style-name="P4">Units consumed 300</text:p>
      <text:p text:style-name="P4">Bill: Rs. 2000</text:p>
      <text:p text:style-name="P4"/>
      <text:p text:style-name="P4">PL/SQL procedure successfully completed.</text:p>
      <text:p text:style-name="P4"/>
      <text:p text:style-name="P4">SQL&gt; @/home/c126/Documents/Sameem/PLSQL/Pg6.sql</text:p>
      <text:p text:style-name="P4">Input the consumer number: 5272</text:p>
      <text:p text:style-name="P4">old <text:s text:c="2"/>8: <text:tab/>choice:=&amp;x;</text:p>
      <text:p text:style-name="P4">new <text:s text:c="2"/>8: <text:tab/>choice:=5272;</text:p>
      <text:p text:style-name="P4">Consumer no: 5272</text:p>
      <text:p text:style-name="P4">Consumer name: Xax</text:p>
      <text:p text:style-name="P4">Units consumed 350</text:p>
      <text:p text:style-name="P4">Bill: Rs. 2750</text:p>
      <text:p text:style-name="P4"/>
      <text:p text:style-name="P4">PL/SQL procedure successfully completed.</text:p>
      <text:p text:style-name="P4"/>
      <text:p text:style-name="P4">SQL&gt; @/home/c126/Documents/Sameem/PLSQL/Pg6.sql</text:p>
      <text:p text:style-name="P4">Input the consumer number: 5474</text:p>
      <text:p text:style-name="P4">old <text:s text:c="2"/>8: <text:tab/>choice:=&amp;x;</text:p>
      <text:p text:style-name="P4"><text:soft-page-break/>new <text:s text:c="2"/>8: <text:tab/>choice:=5474;</text:p>
      <text:p text:style-name="P4">Consumer no: 5474</text:p>
      <text:p text:style-name="P4">Consumer name: Sas</text:p>
      <text:p text:style-name="P4">Units consumed 600</text:p>
      <text:p text:style-name="P4">Bill: Rs. 7250</text:p>
      <text:p text:style-name="P4"/>
      <text:p text:style-name="P4">PL/SQL procedure successfully 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4:27:28.181508902</meta:creation-date>
    <dc:date>2022-01-12T13:14:25.782008454</dc:date>
    <meta:editing-duration>PT1H13M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272" meta:character-count="2278" meta:non-whitespace-character-count="1917"/>
  </office:meta>
</office:document-meta>
</file>